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color="#282C34" style:font-name="Times New Roman" style:font-name-asian="Times New Roman" style:font-name-complex="Times New Roman" fo:font-size="12pt" style:font-size-asian="12pt" style:font-size-complex="12pt"/>
    </style:style>
    <style:style style:name="ce5" style:family="table-cell" style:parent-style-name="Default" style:data-style-name="N38">
      <style:table-cell-properties style:vertical-align="middle" style:cell-protect="protected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middle" style:cell-protect="protected" style:repeat-content="false"/>
      <style:paragraph-properties fo:text-align="center"/>
    </style:style>
    <style:style style:name="ce7" style:family="table-cell" style:parent-style-name="Default" style:data-style-name="N37">
      <style:table-cell-properties style:vertical-align="middle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number-columns-repeated="2" table:default-cell-style-name="ce3"/>
        <table:table-column table:style-name="co1" table:number-columns-repeated="16377" table:default-cell-style-name="ce3"/>
        <table:table-row table:style-name="ro1">
          <table:table-cell office:value-type="float" office:value="23" table:style-name="ce2">
            <text:p>23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style-name="ce2">
            <text:p>№ квартиры</text:p>
          </table:table-cell>
          <table:table-cell office:value-type="string" table:style-name="ce2">
            <text:p>Фамилия квартиросъемщика</text:p>
          </table:table-cell>
          <table:table-cell office:value-type="string" table:style-name="ce2">
            <text:p>Площадь, кв.м</text:p>
          </table:table-cell>
          <table:table-cell office:value-type="string" table:style-name="ce2">
            <text:p>Тариф, руб/кв.м</text:p>
          </table:table-cell>
          <table:table-cell office:value-type="string" table:style-name="ce2">
            <text:p>Сумма, руб</text:p>
          </table:table-cell>
          <table:table-cell office:value-type="string" table:style-name="ce2">
            <text:p>Срок оплаты</text:p>
          </table:table-cell>
          <table:table-cell office:value-type="string" table:style-name="ce2">
            <text:p>Дата оплаты</text:p>
          </table:table-cell>
          <table:table-cell office:value-type="string" table:style-name="ce2">
            <text:p>Просрочка, дней</text:p>
          </table:table-cell>
          <table:table-cell office:value-type="string" table:style-name="ce4">
            <text:p>Пени за 1 день</text:p>
          </table:table-cell>
          <table:table-cell office:value-type="string" table:style-name="ce2">
            <text:p>Штраф, руб</text:p>
          </table:table-cell>
          <table:table-cell office:value-type="string" table:style-name="ce2">
            <text:p>Итого, руб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Амнова</text:p>
          </table:table-cell>
          <table:table-cell office:value-type="float" office:value="70" table:style-name="ce3">
            <text:p>70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771" table:formula="of:=[.C3]*[.D3]" table:style-name="ce3">
            <text:p>1771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01T00:00:00" table:style-name="ce5">
            <text:p>01.09.2022</text:p>
          </table:table-cell>
          <table:table-cell office:value-type="float" office:value="0" table:formula="of:=IF([.G3]&lt;[.F3];0;([.G3]-[.F3]))" table:style-name="ce3">
            <text:p>0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0" table:formula="of:=[.H3]*[.I3]" table:style-name="ce3">
            <text:p>0</text:p>
          </table:table-cell>
          <table:table-cell office:value-type="float" office:value="1771" table:formula="of:=[.E3]+[.J3]" table:style-name="ce3">
            <text:p>177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Байрамшин</text:p>
          </table:table-cell>
          <table:table-cell office:value-type="float" office:value="69.5" table:formula="of:=[.C3]-0.5" table:style-name="ce3">
            <text:p>69,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758.3500000000001" table:formula="of:=[.C4]*[.D4]" table:style-name="ce3">
            <text:p>1758,3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02T00:00:00" table:style-name="ce5">
            <text:p>02.09.2022</text:p>
          </table:table-cell>
          <table:table-cell office:value-type="float" office:value="0" table:formula="of:=IF([.G4]&lt;[.F4];0;([.G4]-[.F4]))" table:style-name="ce3">
            <text:p>0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0" table:formula="of:=[.H4]*[.I4]" table:style-name="ce3">
            <text:p>0</text:p>
          </table:table-cell>
          <table:table-cell office:value-type="float" office:value="1758.3500000000001" table:formula="of:=[.E4]+[.J4]" table:style-name="ce3">
            <text:p>1758,3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Башкирова</text:p>
          </table:table-cell>
          <table:table-cell office:value-type="float" office:value="69" table:formula="of:=[.C4]-0.5" table:style-name="ce3">
            <text:p>69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745.7" table:formula="of:=[.C5]*[.D5]" table:style-name="ce3">
            <text:p>1745,7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03T00:00:00" table:style-name="ce5">
            <text:p>03.09.2022</text:p>
          </table:table-cell>
          <table:table-cell office:value-type="float" office:value="0" table:formula="of:=IF([.G5]&lt;[.F5];0;([.G5]-[.F5]))" table:style-name="ce3">
            <text:p>0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0" table:formula="of:=[.H5]*[.I5]" table:style-name="ce3">
            <text:p>0</text:p>
          </table:table-cell>
          <table:table-cell office:value-type="float" office:value="1745.7" table:formula="of:=[.E5]+[.J5]" table:style-name="ce3">
            <text:p>1745,7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Гагаркин</text:p>
          </table:table-cell>
          <table:table-cell office:value-type="float" office:value="68.5" table:formula="of:=[.C5]-0.5" table:style-name="ce3">
            <text:p>68,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733.05" table:formula="of:=[.C6]*[.D6]" table:style-name="ce3">
            <text:p>1733,0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04T00:00:00" table:style-name="ce5">
            <text:p>04.09.2022</text:p>
          </table:table-cell>
          <table:table-cell office:value-type="float" office:value="0" table:formula="of:=IF([.G6]&lt;[.F6];0;([.G6]-[.F6]))" table:style-name="ce3">
            <text:p>0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0" table:formula="of:=[.H6]*[.I6]" table:style-name="ce3">
            <text:p>0</text:p>
          </table:table-cell>
          <table:table-cell office:value-type="float" office:value="1733.05" table:formula="of:=[.E6]+[.J6]" table:style-name="ce3">
            <text:p>1733,0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Гайнуллина</text:p>
          </table:table-cell>
          <table:table-cell office:value-type="float" office:value="68" table:formula="of:=[.C6]-0.5" table:style-name="ce3">
            <text:p>68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720.4" table:formula="of:=[.C7]*[.D7]" table:style-name="ce3">
            <text:p>1720,4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05T00:00:00" table:style-name="ce5">
            <text:p>05.09.2022</text:p>
          </table:table-cell>
          <table:table-cell office:value-type="float" office:value="0" table:formula="of:=IF([.G7]&lt;[.F7];0;([.G7]-[.F7]))" table:style-name="ce3">
            <text:p>0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0" table:formula="of:=[.H7]*[.I7]" table:style-name="ce3">
            <text:p>0</text:p>
          </table:table-cell>
          <table:table-cell office:value-type="float" office:value="1720.4" table:formula="of:=[.E7]+[.J7]" table:style-name="ce3">
            <text:p>1720,4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Галиаскаров</text:p>
          </table:table-cell>
          <table:table-cell office:value-type="float" office:value="67.5" table:formula="of:=[.C7]-0.5" table:style-name="ce3">
            <text:p>67,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707.75" table:formula="of:=[.C8]*[.D8]" table:style-name="ce3">
            <text:p>1707,7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06T00:00:00" table:style-name="ce5">
            <text:p>06.09.2022</text:p>
          </table:table-cell>
          <table:table-cell office:value-type="float" office:value="0" table:formula="of:=IF([.G8]&lt;[.F8];0;([.G8]-[.F8]))" table:style-name="ce3">
            <text:p>0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0" table:formula="of:=[.H8]*[.I8]" table:style-name="ce3">
            <text:p>0</text:p>
          </table:table-cell>
          <table:table-cell office:value-type="float" office:value="1707.75" table:formula="of:=[.E8]+[.J8]" table:style-name="ce3">
            <text:p>1707,7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Гареева</text:p>
          </table:table-cell>
          <table:table-cell office:value-type="float" office:value="67" table:formula="of:=[.C8]-0.5" table:style-name="ce3">
            <text:p>67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695.1000000000001" table:formula="of:=[.C9]*[.D9]" table:style-name="ce3">
            <text:p>1695,1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07T00:00:00" table:style-name="ce5">
            <text:p>07.09.2022</text:p>
          </table:table-cell>
          <table:table-cell office:value-type="float" office:value="0" table:formula="of:=IF([.G9]&lt;[.F9];0;([.G9]-[.F9]))" table:style-name="ce3">
            <text:p>0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0" table:formula="of:=[.H9]*[.I9]" table:style-name="ce3">
            <text:p>0</text:p>
          </table:table-cell>
          <table:table-cell office:value-type="float" office:value="1695.1000000000001" table:formula="of:=[.E9]+[.J9]" table:style-name="ce3">
            <text:p>1695,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Дуболазов</text:p>
          </table:table-cell>
          <table:table-cell office:value-type="float" office:value="66.5" table:formula="of:=[.C9]-0.5" table:style-name="ce3">
            <text:p>66,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682.45" table:formula="of:=[.C10]*[.D10]" table:style-name="ce3">
            <text:p>1682,4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08T00:00:00" table:style-name="ce5">
            <text:p>08.09.2022</text:p>
          </table:table-cell>
          <table:table-cell office:value-type="float" office:value="0" table:formula="of:=IF([.G10]&lt;[.F10];0;([.G10]-[.F10]))" table:style-name="ce3">
            <text:p>0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0" table:formula="of:=[.H10]*[.I10]" table:style-name="ce3">
            <text:p>0</text:p>
          </table:table-cell>
          <table:table-cell office:value-type="float" office:value="1682.45" table:formula="of:=[.E10]+[.J10]" table:style-name="ce3">
            <text:p>1682,4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Лучин</text:p>
          </table:table-cell>
          <table:table-cell office:value-type="float" office:value="66" table:formula="of:=[.C10]-0.5" table:style-name="ce3">
            <text:p>66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669.8" table:formula="of:=[.C11]*[.D11]" table:style-name="ce3">
            <text:p>1669,8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09T00:00:00" table:style-name="ce5">
            <text:p>09.09.2022</text:p>
          </table:table-cell>
          <table:table-cell office:value-type="float" office:value="0" table:formula="of:=IF([.G11]&lt;[.F11];0;([.G11]-[.F11]))" table:style-name="ce3">
            <text:p>0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0" table:formula="of:=[.H11]*[.I11]" table:style-name="ce3">
            <text:p>0</text:p>
          </table:table-cell>
          <table:table-cell office:value-type="float" office:value="1669.8" table:formula="of:=[.E11]+[.J11]" table:style-name="ce3">
            <text:p>1669,8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Матижева</text:p>
          </table:table-cell>
          <table:table-cell office:value-type="float" office:value="65.5" table:formula="of:=[.C11]-0.5" table:style-name="ce3">
            <text:p>65,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657.15" table:formula="of:=[.C12]*[.D12]" table:style-name="ce3">
            <text:p>1657,1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10T00:00:00" table:style-name="ce5">
            <text:p>10.09.2022</text:p>
          </table:table-cell>
          <table:table-cell office:value-type="float" office:value="1" table:formula="of:=IF([.G12]&lt;[.F12];0;([.G12]-[.F12]))" table:style-name="ce3">
            <text:p>1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10" table:formula="of:=[.H12]*[.I12]" table:style-name="ce3">
            <text:p>10</text:p>
          </table:table-cell>
          <table:table-cell office:value-type="float" office:value="1667.15" table:formula="of:=[.E12]+[.J12]" table:style-name="ce3">
            <text:p>1667,1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Мифтахов</text:p>
          </table:table-cell>
          <table:table-cell office:value-type="float" office:value="65" table:formula="of:=[.C12]-0.5" table:style-name="ce3">
            <text:p>6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644.5" table:formula="of:=[.C13]*[.D13]" table:style-name="ce3">
            <text:p>1644,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11T00:00:00" table:style-name="ce5">
            <text:p>11.09.2022</text:p>
          </table:table-cell>
          <table:table-cell office:value-type="float" office:value="2" table:formula="of:=IF([.G13]&lt;[.F13];0;([.G13]-[.F13]))" table:style-name="ce3">
            <text:p>2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20" table:formula="of:=[.H13]*[.I13]" table:style-name="ce3">
            <text:p>20</text:p>
          </table:table-cell>
          <table:table-cell office:value-type="float" office:value="1664.5" table:formula="of:=[.E13]+[.J13]" table:style-name="ce3">
            <text:p>1664,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Нугъманов</text:p>
          </table:table-cell>
          <table:table-cell office:value-type="float" office:value="64.5" table:formula="of:=[.C13]-0.5" table:style-name="ce3">
            <text:p>64,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631.8500000000001" table:formula="of:=[.C14]*[.D14]" table:style-name="ce3">
            <text:p>1631,8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12T00:00:00" table:style-name="ce5">
            <text:p>12.09.2022</text:p>
          </table:table-cell>
          <table:table-cell office:value-type="float" office:value="3" table:formula="of:=IF([.G14]&lt;[.F14];0;([.G14]-[.F14]))" table:style-name="ce3">
            <text:p>3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30" table:formula="of:=[.H14]*[.I14]" table:style-name="ce3">
            <text:p>30</text:p>
          </table:table-cell>
          <table:table-cell office:value-type="float" office:value="1661.8500000000001" table:formula="of:=[.E14]+[.J14]" table:style-name="ce3">
            <text:p>1661,8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Проскура</text:p>
          </table:table-cell>
          <table:table-cell office:value-type="float" office:value="64" table:formula="of:=[.C14]-0.5" table:style-name="ce3">
            <text:p>64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619.2" table:formula="of:=[.C15]*[.D15]" table:style-name="ce3">
            <text:p>1619,2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13T00:00:00" table:style-name="ce5">
            <text:p>13.09.2022</text:p>
          </table:table-cell>
          <table:table-cell office:value-type="float" office:value="4" table:formula="of:=IF([.G15]&lt;[.F15];0;([.G15]-[.F15]))" table:style-name="ce3">
            <text:p>4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40" table:formula="of:=[.H15]*[.I15]" table:style-name="ce3">
            <text:p>40</text:p>
          </table:table-cell>
          <table:table-cell office:value-type="float" office:value="1659.2" table:formula="of:=[.E15]+[.J15]" table:style-name="ce3">
            <text:p>1659,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Рафиков</text:p>
          </table:table-cell>
          <table:table-cell office:value-type="float" office:value="63.5" table:formula="of:=[.C15]-0.5" table:style-name="ce3">
            <text:p>63,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606.55" table:formula="of:=[.C16]*[.D16]" table:style-name="ce3">
            <text:p>1606,5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14T00:00:00" table:style-name="ce5">
            <text:p>14.09.2022</text:p>
          </table:table-cell>
          <table:table-cell office:value-type="float" office:value="5" table:formula="of:=IF([.G16]&lt;[.F16];0;([.G16]-[.F16]))" table:style-name="ce3">
            <text:p>5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50" table:formula="of:=[.H16]*[.I16]" table:style-name="ce3">
            <text:p>50</text:p>
          </table:table-cell>
          <table:table-cell office:value-type="float" office:value="1656.55" table:formula="of:=[.E16]+[.J16]" table:style-name="ce3">
            <text:p>1656,5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Рахматулов</text:p>
          </table:table-cell>
          <table:table-cell office:value-type="float" office:value="63" table:formula="of:=[.C16]-0.5" table:style-name="ce3">
            <text:p>63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593.9" table:formula="of:=[.C17]*[.D17]" table:style-name="ce3">
            <text:p>1593,9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15T00:00:00" table:style-name="ce5">
            <text:p>15.09.2022</text:p>
          </table:table-cell>
          <table:table-cell office:value-type="float" office:value="6" table:formula="of:=IF([.G17]&lt;[.F17];0;([.G17]-[.F17]))" table:style-name="ce3">
            <text:p>6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60" table:formula="of:=[.H17]*[.I17]" table:style-name="ce3">
            <text:p>60</text:p>
          </table:table-cell>
          <table:table-cell office:value-type="float" office:value="1653.9" table:formula="of:=[.E17]+[.J17]" table:style-name="ce3">
            <text:p>1653,9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Смирнова</text:p>
          </table:table-cell>
          <table:table-cell office:value-type="float" office:value="62.5" table:formula="of:=[.C17]-0.5" table:style-name="ce3">
            <text:p>62,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581.25" table:formula="of:=[.C18]*[.D18]" table:style-name="ce3">
            <text:p>1581,2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16T00:00:00" table:style-name="ce5">
            <text:p>16.09.2022</text:p>
          </table:table-cell>
          <table:table-cell office:value-type="float" office:value="7" table:formula="of:=IF([.G18]&lt;[.F18];0;([.G18]-[.F18]))" table:style-name="ce3">
            <text:p>7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70" table:formula="of:=[.H18]*[.I18]" table:style-name="ce3">
            <text:p>70</text:p>
          </table:table-cell>
          <table:table-cell office:value-type="float" office:value="1651.25" table:formula="of:=[.E18]+[.J18]" table:style-name="ce3">
            <text:p>1651,2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Соловьев</text:p>
          </table:table-cell>
          <table:table-cell office:value-type="float" office:value="62" table:formula="of:=[.C18]-0.5" table:style-name="ce3">
            <text:p>62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568.6000000000001" table:formula="of:=[.C19]*[.D19]" table:style-name="ce3">
            <text:p>1568,6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17T00:00:00" table:style-name="ce5">
            <text:p>17.09.2022</text:p>
          </table:table-cell>
          <table:table-cell office:value-type="float" office:value="8" table:formula="of:=IF([.G19]&lt;[.F19];0;([.G19]-[.F19]))" table:style-name="ce3">
            <text:p>8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80" table:formula="of:=[.H19]*[.I19]" table:style-name="ce3">
            <text:p>80</text:p>
          </table:table-cell>
          <table:table-cell office:value-type="float" office:value="1648.6000000000001" table:formula="of:=[.E19]+[.J19]" table:style-name="ce3">
            <text:p>1648,6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Спирина</text:p>
          </table:table-cell>
          <table:table-cell office:value-type="float" office:value="61.5" table:formula="of:=[.C19]-0.5" table:style-name="ce3">
            <text:p>61,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555.95" table:formula="of:=[.C20]*[.D20]" table:style-name="ce3">
            <text:p>1555,9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18T00:00:00" table:style-name="ce5">
            <text:p>18.09.2022</text:p>
          </table:table-cell>
          <table:table-cell office:value-type="float" office:value="9" table:formula="of:=IF([.G20]&lt;[.F20];0;([.G20]-[.F20]))" table:style-name="ce3">
            <text:p>9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90" table:formula="of:=[.H20]*[.I20]" table:style-name="ce3">
            <text:p>90</text:p>
          </table:table-cell>
          <table:table-cell office:value-type="float" office:value="1645.95" table:formula="of:=[.E20]+[.J20]" table:style-name="ce3">
            <text:p>1645,9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Хайруллин</text:p>
          </table:table-cell>
          <table:table-cell office:value-type="float" office:value="61" table:formula="of:=[.C20]-0.5" table:style-name="ce3">
            <text:p>61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543.3" table:formula="of:=[.C21]*[.D21]" table:style-name="ce3">
            <text:p>1543,3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19T00:00:00" table:style-name="ce5">
            <text:p>19.09.2022</text:p>
          </table:table-cell>
          <table:table-cell office:value-type="float" office:value="10" table:formula="of:=IF([.G21]&lt;[.F21];0;([.G21]-[.F21]))" table:style-name="ce3">
            <text:p>10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100" table:formula="of:=[.H21]*[.I21]" table:style-name="ce3">
            <text:p>100</text:p>
          </table:table-cell>
          <table:table-cell office:value-type="float" office:value="1643.3" table:formula="of:=[.E21]+[.J21]" table:style-name="ce3">
            <text:p>1643,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Харисов</text:p>
          </table:table-cell>
          <table:table-cell office:value-type="float" office:value="60.5" table:formula="of:=[.C21]-0.5" table:style-name="ce3">
            <text:p>60,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530.65" table:formula="of:=[.C22]*[.D22]" table:style-name="ce3">
            <text:p>1530,6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20T00:00:00" table:style-name="ce5">
            <text:p>20.09.2022</text:p>
          </table:table-cell>
          <table:table-cell office:value-type="float" office:value="11" table:formula="of:=IF([.G22]&lt;[.F22];0;([.G22]-[.F22]))" table:style-name="ce3">
            <text:p>11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110" table:formula="of:=[.H22]*[.I22]" table:style-name="ce3">
            <text:p>110</text:p>
          </table:table-cell>
          <table:table-cell office:value-type="float" office:value="1640.65" table:formula="of:=[.E22]+[.J22]" table:style-name="ce3">
            <text:p>1640,6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Куропаткин 1</text:p>
          </table:table-cell>
          <table:table-cell office:value-type="float" office:value="60" table:formula="of:=[.C22]-0.5" table:style-name="ce3">
            <text:p>60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518" table:formula="of:=[.C23]*[.D23]" table:style-name="ce3">
            <text:p>1518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21T00:00:00" table:style-name="ce5">
            <text:p>21.09.2022</text:p>
          </table:table-cell>
          <table:table-cell office:value-type="float" office:value="12" table:formula="of:=IF([.G23]&lt;[.F23];0;([.G23]-[.F23]))" table:style-name="ce3">
            <text:p>12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120" table:formula="of:=[.H23]*[.I23]" table:style-name="ce3">
            <text:p>120</text:p>
          </table:table-cell>
          <table:table-cell office:value-type="float" office:value="1638" table:formula="of:=[.E23]+[.J23]" table:style-name="ce3">
            <text:p>1638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Куропаткин 2</text:p>
          </table:table-cell>
          <table:table-cell office:value-type="float" office:value="59.5" table:formula="of:=[.C23]-0.5" table:style-name="ce3">
            <text:p>59,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505.3500000000001" table:formula="of:=[.C24]*[.D24]" table:style-name="ce3">
            <text:p>1505,3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22T00:00:00" table:style-name="ce5">
            <text:p>22.09.2022</text:p>
          </table:table-cell>
          <table:table-cell office:value-type="float" office:value="13" table:formula="of:=IF([.G24]&lt;[.F24];0;([.G24]-[.F24]))" table:style-name="ce3">
            <text:p>13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130" table:formula="of:=[.H24]*[.I24]" table:style-name="ce3">
            <text:p>130</text:p>
          </table:table-cell>
          <table:table-cell office:value-type="float" office:value="1635.3500000000001" table:formula="of:=[.E24]+[.J24]" table:style-name="ce3">
            <text:p>1635,3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Куропаткин 3</text:p>
          </table:table-cell>
          <table:table-cell office:value-type="float" office:value="59" table:formula="of:=[.C24]-0.5" table:style-name="ce3">
            <text:p>59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492.7" table:formula="of:=[.C25]*[.D25]" table:style-name="ce3">
            <text:p>1492,7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23T00:00:00" table:style-name="ce5">
            <text:p>23.09.2022</text:p>
          </table:table-cell>
          <table:table-cell office:value-type="float" office:value="14" table:formula="of:=IF([.G25]&lt;[.F25];0;([.G25]-[.F25]))" table:style-name="ce3">
            <text:p>14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140" table:formula="of:=[.H25]*[.I25]" table:style-name="ce3">
            <text:p>140</text:p>
          </table:table-cell>
          <table:table-cell office:value-type="float" office:value="1632.7" table:formula="of:=[.E25]+[.J25]" table:style-name="ce3">
            <text:p>1632,7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Куропаткин 4</text:p>
          </table:table-cell>
          <table:table-cell office:value-type="float" office:value="58.5" table:formula="of:=[.C25]-0.5" table:style-name="ce3">
            <text:p>58,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480.05" table:formula="of:=[.C26]*[.D26]" table:style-name="ce3">
            <text:p>1480,0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24T00:00:00" table:style-name="ce5">
            <text:p>24.09.2022</text:p>
          </table:table-cell>
          <table:table-cell office:value-type="float" office:value="15" table:formula="of:=IF([.G26]&lt;[.F26];0;([.G26]-[.F26]))" table:style-name="ce3">
            <text:p>15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150" table:formula="of:=[.H26]*[.I26]" table:style-name="ce3">
            <text:p>150</text:p>
          </table:table-cell>
          <table:table-cell office:value-type="float" office:value="1630.05" table:formula="of:=[.E26]+[.J26]" table:style-name="ce3">
            <text:p>1630,0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Куропаткин 5</text:p>
          </table:table-cell>
          <table:table-cell office:value-type="float" office:value="58" table:formula="of:=[.C26]-0.5" table:style-name="ce3">
            <text:p>58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467.4" table:formula="of:=[.C27]*[.D27]" table:style-name="ce3">
            <text:p>1467,4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25T00:00:00" table:style-name="ce5">
            <text:p>25.09.2022</text:p>
          </table:table-cell>
          <table:table-cell office:value-type="float" office:value="16" table:formula="of:=IF([.G27]&lt;[.F27];0;([.G27]-[.F27]))" table:style-name="ce3">
            <text:p>16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160" table:formula="of:=[.H27]*[.I27]" table:style-name="ce3">
            <text:p>160</text:p>
          </table:table-cell>
          <table:table-cell office:value-type="float" office:value="1627.4" table:formula="of:=[.E27]+[.J27]" table:style-name="ce3">
            <text:p>1627,4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Куропаткин 6</text:p>
          </table:table-cell>
          <table:table-cell office:value-type="float" office:value="57.5" table:formula="of:=[.C27]-0.5" table:style-name="ce3">
            <text:p>57,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454.75" table:formula="of:=[.C28]*[.D28]" table:style-name="ce3">
            <text:p>1454,7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26T00:00:00" table:style-name="ce5">
            <text:p>26.09.2022</text:p>
          </table:table-cell>
          <table:table-cell office:value-type="float" office:value="17" table:formula="of:=IF([.G28]&lt;[.F28];0;([.G28]-[.F28]))" table:style-name="ce3">
            <text:p>17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170" table:formula="of:=[.H28]*[.I28]" table:style-name="ce3">
            <text:p>170</text:p>
          </table:table-cell>
          <table:table-cell office:value-type="float" office:value="1624.75" table:formula="of:=[.E28]+[.J28]" table:style-name="ce3">
            <text:p>1624,7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Куропаткин 7</text:p>
          </table:table-cell>
          <table:table-cell office:value-type="float" office:value="57" table:formula="of:=[.C28]-0.5" table:style-name="ce3">
            <text:p>57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442.1000000000001" table:formula="of:=[.C29]*[.D29]" table:style-name="ce3">
            <text:p>1442,1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27T00:00:00" table:style-name="ce5">
            <text:p>27.09.2022</text:p>
          </table:table-cell>
          <table:table-cell office:value-type="float" office:value="18" table:formula="of:=IF([.G29]&lt;[.F29];0;([.G29]-[.F29]))" table:style-name="ce3">
            <text:p>18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180" table:formula="of:=[.H29]*[.I29]" table:style-name="ce3">
            <text:p>180</text:p>
          </table:table-cell>
          <table:table-cell office:value-type="float" office:value="1622.1000000000001" table:formula="of:=[.E29]+[.J29]" table:style-name="ce3">
            <text:p>1622,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Куропаткин 8</text:p>
          </table:table-cell>
          <table:table-cell office:value-type="float" office:value="56.5" table:formula="of:=[.C29]-0.5" table:style-name="ce3">
            <text:p>56,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429.45" table:formula="of:=[.C30]*[.D30]" table:style-name="ce3">
            <text:p>1429,4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28T00:00:00" table:style-name="ce5">
            <text:p>28.09.2022</text:p>
          </table:table-cell>
          <table:table-cell office:value-type="float" office:value="19" table:formula="of:=IF([.G30]&lt;[.F30];0;([.G30]-[.F30]))" table:style-name="ce3">
            <text:p>19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190" table:formula="of:=[.H30]*[.I30]" table:style-name="ce3">
            <text:p>190</text:p>
          </table:table-cell>
          <table:table-cell office:value-type="float" office:value="1619.45" table:formula="of:=[.E30]+[.J30]" table:style-name="ce3">
            <text:p>1619,4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Куропаткин 9</text:p>
          </table:table-cell>
          <table:table-cell office:value-type="float" office:value="56" table:formula="of:=[.C30]-0.5" table:style-name="ce3">
            <text:p>56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416.8" table:formula="of:=[.C31]*[.D31]" table:style-name="ce3">
            <text:p>1416,8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29T00:00:00" table:style-name="ce5">
            <text:p>29.09.2022</text:p>
          </table:table-cell>
          <table:table-cell office:value-type="float" office:value="20" table:formula="of:=IF([.G31]&lt;[.F31];0;([.G31]-[.F31]))" table:style-name="ce3">
            <text:p>20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200" table:formula="of:=[.H31]*[.I31]" table:style-name="ce3">
            <text:p>200</text:p>
          </table:table-cell>
          <table:table-cell office:value-type="float" office:value="1616.8" table:formula="of:=[.E31]+[.J31]" table:style-name="ce3">
            <text:p>1616,8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Куропаткин 10</text:p>
          </table:table-cell>
          <table:table-cell office:value-type="float" office:value="55.5" table:formula="of:=[.C31]-0.5" table:style-name="ce3">
            <text:p>55,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404.15" table:formula="of:=[.C32]*[.D32]" table:style-name="ce3">
            <text:p>1404,1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09-30T00:00:00" table:style-name="ce5">
            <text:p>30.09.2022</text:p>
          </table:table-cell>
          <table:table-cell office:value-type="float" office:value="21" table:formula="of:=IF([.G32]&lt;[.F32];0;([.G32]-[.F32]))" table:style-name="ce3">
            <text:p>21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210" table:formula="of:=[.H32]*[.I32]" table:style-name="ce3">
            <text:p>210</text:p>
          </table:table-cell>
          <table:table-cell office:value-type="float" office:value="1614.15" table:formula="of:=[.E32]+[.J32]" table:style-name="ce3">
            <text:p>1614,1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2">
            <text:p>Куропаткин 11</text:p>
          </table:table-cell>
          <table:table-cell office:value-type="float" office:value="55" table:formula="of:=[.C32]-0.5" table:style-name="ce3">
            <text:p>5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391.5" table:formula="of:=[.C33]*[.D33]" table:style-name="ce3">
            <text:p>1391,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10-01T00:00:00" table:style-name="ce5">
            <text:p>01.10.2022</text:p>
          </table:table-cell>
          <table:table-cell office:value-type="float" office:value="22" table:formula="of:=IF([.G33]&lt;[.F33];0;([.G33]-[.F33]))" table:style-name="ce3">
            <text:p>22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220" table:formula="of:=[.H33]*[.I33]" table:style-name="ce3">
            <text:p>220</text:p>
          </table:table-cell>
          <table:table-cell office:value-type="float" office:value="1611.5" table:formula="of:=[.E33]+[.J33]" table:style-name="ce3">
            <text:p>1611,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Куропаткин 12</text:p>
          </table:table-cell>
          <table:table-cell office:value-type="float" office:value="54.5" table:formula="of:=[.C33]-0.5" table:style-name="ce3">
            <text:p>54,5</text:p>
          </table:table-cell>
          <table:table-cell office:value-type="float" office:value="25.3" table:formula="of:=1.1*[.$A$1]" table:style-name="ce3">
            <text:p>25,3</text:p>
          </table:table-cell>
          <table:table-cell office:value-type="float" office:value="1378.8500000000001" table:formula="of:=[.C34]*[.D34]" table:style-name="ce3">
            <text:p>1378,8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10-02T00:00:00" table:style-name="ce5">
            <text:p>02.10.2022</text:p>
          </table:table-cell>
          <table:table-cell office:value-type="float" office:value="23" table:formula="of:=IF([.G34]&lt;[.F34];0;([.G34]-[.F34]))" table:style-name="ce3">
            <text:p>23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230" table:formula="of:=[.H34]*[.I34]" table:style-name="ce3">
            <text:p>230</text:p>
          </table:table-cell>
          <table:table-cell office:value-type="float" office:value="1608.8500000000001" table:formula="of:=[.E34]+[.J34]" table:style-name="ce3">
            <text:p>1608,8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Куропаткин 13</text:p>
          </table:table-cell>
          <table:table-cell office:value-type="float" office:value="54" table:formula="of:=[.C34]-0.5" table:style-name="ce3">
            <text:p>54</text:p>
          </table:table-cell>
          <table:table-cell office:value-type="float" office:value="12.65" table:formula="of:=1.1*[.$A$1]/2" table:style-name="ce3">
            <text:p>12,65</text:p>
          </table:table-cell>
          <table:table-cell office:value-type="float" office:value="683.1" table:formula="of:=[.C35]*[.D35]" table:style-name="ce3">
            <text:p>683,1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10-03T00:00:00" table:style-name="ce5">
            <text:p>03.10.2022</text:p>
          </table:table-cell>
          <table:table-cell office:value-type="float" office:value="24" table:formula="of:=IF([.G35]&lt;[.F35];0;([.G35]-[.F35]))" table:style-name="ce3">
            <text:p>24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240" table:formula="of:=[.H35]*[.I35]" table:style-name="ce3">
            <text:p>240</text:p>
          </table:table-cell>
          <table:table-cell office:value-type="float" office:value="923.1" table:formula="of:=[.E35]+[.J35]" table:style-name="ce3">
            <text:p>923,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Куропаткин 14</text:p>
          </table:table-cell>
          <table:table-cell office:value-type="float" office:value="53.5" table:formula="of:=[.C35]-0.5" table:style-name="ce3">
            <text:p>53,5</text:p>
          </table:table-cell>
          <table:table-cell office:value-type="float" office:value="12.65" table:formula="of:=1.1*[.$A$1]/2" table:style-name="ce3">
            <text:p>12,65</text:p>
          </table:table-cell>
          <table:table-cell office:value-type="float" office:value="676.77499999999998" table:formula="of:=[.C36]*[.D36]" table:style-name="ce3">
            <text:p>676,77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10-04T00:00:00" table:style-name="ce5">
            <text:p>04.10.2022</text:p>
          </table:table-cell>
          <table:table-cell office:value-type="float" office:value="25" table:formula="of:=IF([.G36]&lt;[.F36];0;([.G36]-[.F36]))" table:style-name="ce3">
            <text:p>25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250" table:formula="of:=[.H36]*[.I36]" table:style-name="ce3">
            <text:p>250</text:p>
          </table:table-cell>
          <table:table-cell office:value-type="float" office:value="926.77499999999998" table:formula="of:=[.E36]+[.J36]" table:style-name="ce3">
            <text:p>926,77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Куропаткин 15</text:p>
          </table:table-cell>
          <table:table-cell office:value-type="float" office:value="53" table:formula="of:=[.C36]-0.5" table:style-name="ce3">
            <text:p>53</text:p>
          </table:table-cell>
          <table:table-cell office:value-type="float" office:value="12.65" table:formula="of:=1.1*[.$A$1]/2" table:style-name="ce3">
            <text:p>12,65</text:p>
          </table:table-cell>
          <table:table-cell office:value-type="float" office:value="670.45" table:formula="of:=[.C37]*[.D37]" table:style-name="ce3">
            <text:p>670,4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10-05T00:00:00" table:style-name="ce5">
            <text:p>05.10.2022</text:p>
          </table:table-cell>
          <table:table-cell office:value-type="float" office:value="26" table:formula="of:=IF([.G37]&lt;[.F37];0;([.G37]-[.F37]))" table:style-name="ce3">
            <text:p>26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260" table:formula="of:=[.H37]*[.I37]" table:style-name="ce3">
            <text:p>260</text:p>
          </table:table-cell>
          <table:table-cell office:value-type="float" office:value="930.45" table:formula="of:=[.E37]+[.J37]" table:style-name="ce3">
            <text:p>930,45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Куропаткин 16</text:p>
          </table:table-cell>
          <table:table-cell office:value-type="float" office:value="52.5" table:formula="of:=[.C37]-0.5" table:style-name="ce3">
            <text:p>52,5</text:p>
          </table:table-cell>
          <table:table-cell office:value-type="float" office:value="12.65" table:formula="of:=1.1*[.$A$1]/2" table:style-name="ce3">
            <text:p>12,65</text:p>
          </table:table-cell>
          <table:table-cell office:value-type="float" office:value="664.125" table:formula="of:=[.C38]*[.D38]" table:style-name="ce3">
            <text:p>664,125</text:p>
          </table:table-cell>
          <table:table-cell office:value-type="date" office:date-value="2022-09-09T00:00:00" table:style-name="ce5">
            <text:p>09.09.2022</text:p>
          </table:table-cell>
          <table:table-cell office:value-type="date" office:date-value="2022-10-06T00:00:00" table:style-name="ce5">
            <text:p>06.10.2022</text:p>
          </table:table-cell>
          <table:table-cell office:value-type="float" office:value="27" table:formula="of:=IF([.G38]&lt;[.F38];0;([.G38]-[.F38]))" table:style-name="ce3">
            <text:p>27</text:p>
          </table:table-cell>
          <table:table-cell office:value-type="float" office:value="10" table:formula="of:=10" table:style-name="ce3">
            <text:p>10</text:p>
          </table:table-cell>
          <table:table-cell office:value-type="float" office:value="270" table:formula="of:=[.H38]*[.I38]" table:style-name="ce3">
            <text:p>270</text:p>
          </table:table-cell>
          <table:table-cell office:value-type="float" office:value="934.125" table:formula="of:=[.E38]+[.J38]" table:style-name="ce3">
            <text:p>934,125</text:p>
          </table:table-cell>
          <table:table-cell table:style-name="ce1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office:value-type="string" table:style-name="ce6">
            <text:p>Общая сумма графы “Итого” , руб</text:p>
          </table:table-cell>
          <table:table-cell office:value-type="float" office:value="56872.049999999996" table:formula="of:=SUM([.K3:.K38])" table:style-name="ce7">
            <text:p><text:s/>56 872<text:s text:c="4"/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3">
            <text:p>Средняя площадь, кв.м</text:p>
          </table:table-cell>
          <table:table-cell office:value-type="float" office:value="61.25" table:formula="of:=AVERAGE([.C3:.C38])" table:style-name="ce3">
            <text:p>61,25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3">
            <text:p>Максимальный срок просрочки, дней</text:p>
          </table:table-cell>
          <table:table-cell office:value-type="float" office:value="27" table:formula="of:=MAX([.H3:.H38])" table:style-name="ce3">
            <text:p>27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3">
            <text:p>Максимальная сумма к оплате, руб</text:p>
          </table:table-cell>
          <table:table-cell office:value-type="float" office:value="1771" table:formula="of:=MAX([.K3:.K38])" table:style-name="ce3">
            <text:p>1771</text:p>
          </table:table-cell>
          <table:table-cell table:number-columns-repeated="16381" table:style-name="ce3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P0">
      <number:number number:decimal-places="0" number:min-decimal-places="0" number:min-integer-digits="1" number:grouping="true">
        <number:embedded-text number:position="0">   </number:embedded-text>
      </number:number>
    </number:number-style>
    <number:number-style style:name="N36">
      <number:text>-</number:text>
      <number:number number:decimal-places="0" number:min-decimal-places="0" number:min-integer-digits="1" number:grouping="true">
        <number:embedded-text number:position="0">   </number:embedded-text>
      </number:number>
      <style:map style:condition="value()&gt;=0" style:apply-style-name="N36P0"/>
    </number:number-style>
    <number:number-style style:name="N37P0">
      <number:text> </number:text>
      <number:fill-character> </number:fill-character>
      <number:number number:decimal-places="0" number:min-decimal-places="0" number:min-integer-digits="1" number:grouping="true">
        <number:embedded-text number:position="0">    </number:embedded-text>
      </number:number>
    </number:number-style>
    <number:number-style style:name="N37P1">
      <number:text>-</number:text>
      <number:fill-character> </number:fill-character>
      <number:number number:decimal-places="0" number:min-decimal-places="0" number:min-integer-digits="1" number:grouping="true">
        <number:embedded-text number:position="0">    </number:embedded-text>
      </number:number>
    </number:number-style>
    <number:text-style style:name="N37P2">
      <number:text> </number:text>
      <number:fill-character> </number:fill-character>
      <number:text>-   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/>
    </style:style>
    <style:style style:name="Text" style:family="table-cell" style:data-style-name="N0">
      <style:table-cell-properties style:vertical-align="automatic" fo:background-color="transparent"/>
      <style:text-properties fo:color="#000000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11</meta:generator>
    <dc:title/>
    <dc:description/>
    <dc:subject/>
    <meta:initial-creator/>
    <dc:creator/>
    <meta:creation-date>2015-06-05T18:19:34Z</meta:creation-date>
    <dc:date>2022-10-24T06:58:12Z</dc:date>
    <meta:editing-cycles>1</meta:editing-cycles>
    <meta:user-defined meta:name="AppVersion">16.0300</meta:user-defined>
  </office:meta>
</office:document-meta>
</file>